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style:cell-protect="protected formula-hidden" style:print-content="true" fo:wrap-option="no-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none" style:print-content="true"/>
      <style:text-properties fo:color="#c9211e" fo:font-weight="bold" style:font-weight-asian="bold" style:font-weight-complex="bold"/>
    </style:style>
    <style:style style:name="ce8" style:family="table-cell" style:parent-style-name="Default" style:data-style-name="N99">
      <style:table-cell-properties style:cell-protect="protected formula-hidden" style:print-content="true"/>
    </style:style>
    <style:style style:name="ce3" style:family="table-cell" style:parent-style-name="Default" style:data-style-name="N99"/>
    <style:style style:name="ce10" style:family="table-cell" style:parent-style-name="Default" style:data-style-name="N1">
      <style:table-cell-properties style:cell-protect="protected formula-hidden" style:print-content="true"/>
    </style:style>
    <style:style style:name="ce4" style:family="table-cell" style:parent-style-name="Default" style:data-style-name="N1"/>
    <style:style style:name="ce13" style:family="table-cell" style:parent-style-name="Default">
      <style:table-cell-properties style:cell-protect="protected formula-hidden" style:print-content="true"/>
      <style:text-properties fo:color="#c9211e"/>
    </style:style>
    <style:style style:name="ce14" style:family="table-cell" style:parent-style-name="Default">
      <style:table-cell-properties fo:background-color="#b2b2b2" style:cell-protect="protected formula-hidden" style:print-content="true"/>
    </style:style>
    <style:style style:name="ce15" style:family="table-cell" style:parent-style-name="Default" style:data-style-name="N1">
      <style:table-cell-properties fo:background-color="#b2b2b2" style:cell-protect="protected formula-hidden" style:print-content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</style:style>
    <style:style style:name="ce1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16.014cm" svg:height="9.012cm" svg:x="16.772cm" svg:y="0.414cm">
            <draw:object draw:notify-on-update-of-ranges="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10"/>
        <table:table-column table:style-name="co4" table:default-cell-style-name="ce8"/>
        <table:table-column table:style-name="co4" table:default-cell-style-name="ce1"/>
        <table:table-column table:style-name="co5" table:default-cell-style-name="ce10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8" table:default-cell-style-name="ce1"/>
        <table:table-row table:style-name="ro1">
          <table:table-cell/>
          <table:table-cell table:style-name="ce6" office:value-type="string" calcext:value-type="string">
            <text:p>BF(V)</text:p>
          </table:table-cell>
          <table:table-cell table:style-name="ce6" office:value-type="string" calcext:value-type="string">
            <text:p>CP (T)</text:p>
          </table:table-cell>
          <table:table-cell/>
          <table:table-cell table:style-name="ce1"/>
          <table:table-cell table:style-name="ce5" office:value-type="string" calcext:value-type="string">
            <text:p>Sanitised T</text:p>
          </table:table-cell>
          <table:table-cell/>
          <table:table-cell table:style-name="ce1"/>
          <table:table-cell table:style-name="ce5" office:value-type="string" calcext:value-type="string">
            <text:p>Subtract</text:p>
          </table:table-cell>
          <table:table-cell table:style-name="ce5" table:number-columns-repeated="2"/>
          <table:table-cell table:style-name="ce1"/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table:style-name="ce7" office:value-type="float" office:value="48" calcext:value-type="float">
            <text:p>48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style-name="ce1"/>
          <table:table-cell table:style-name="ce1" table:formula="of:=MAX(MIN([.$C$2];254);1)" office:value-type="float" office:value="72" calcext:value-type="float">
            <text:p>72</text:p>
          </table:table-cell>
          <table:table-cell/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255 – v</text:p>
          </table:table-cell>
          <table:table-cell table:style-name="ce5" office:value-type="string" calcext:value-type="string">
            <text:p>In – t</text:p>
          </table:table-cell>
          <table:table-cell table:style-name="ce5" office:value-type="string" calcext:value-type="string">
            <text:p>(255 – t)</text:p>
          </table:table-cell>
          <table:table-cell table:style-name="ce5" office:value-type="string" calcext:value-type="string">
            <text:p>a*b/c</text:p>
          </table:table-cell>
          <table:table-cell table:style-name="ce5" office:value-type="string" calcext:value-type="string">
            <text:p>+v</text:p>
          </table:table-cell>
          <table:table-cell table:style-name="ce5" office:value-type="string" calcext:value-type="string">
            <text:p>In &gt; t</text:p>
          </table:table-cell>
          <table:table-cell table:style-name="ce5" office:value-type="string" calcext:value-type="string">
            <text:p>V / T</text:p>
          </table:table-cell>
          <table:table-cell table:style-name="ce5" office:value-type="string" calcext:value-type="string">
            <text:p>In * v/t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Out+</text:p>
          </table:table-cell>
          <table:table-cell table:style-name="ce5" office:value-type="string" calcext:value-type="string">
            <text:p>Diff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4]-[.$F$2]" office:value-type="float" office:value="183" calcext:value-type="float">
            <text:p>183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4]*[.B4]/[.C4]" office:value-type="float" office:value="207" calcext:value-type="float">
            <text:p>207</text:p>
          </table:table-cell>
          <table:table-cell table:formula="of:=([.D4]+[.$B$2])" office:value-type="float" office:value="255" calcext:value-type="float">
            <text:p>255</text:p>
          </table:table-cell>
          <table:table-cell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4]*[.G4]"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table:formula="of:=IF([.F4];[.E4];[.H4])" office:value-type="float" office:value="255" calcext:value-type="float">
            <text:p>255</text:p>
          </table:table-cell>
          <table:table-cell table:formula="of:=MAX(IF([.F4];[.J4];[.J4]-[.$I$2]);0)" office:value-type="float" office:value="255" calcext:value-type="float">
            <text:p>255</text:p>
          </table:table-cell>
          <table:table-cell table:formula="of:=[.I4]-[.J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5]-[.$F$2]" office:value-type="float" office:value="167" calcext:value-type="float">
            <text:p>167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5]*[.B5]/[.C5]" office:value-type="float" office:value="188.901639344262" calcext:value-type="float">
            <text:p>188.901639344262</text:p>
          </table:table-cell>
          <table:table-cell table:formula="of:=([.D5]+[.$B$2])" office:value-type="float" office:value="236.901639344262" calcext:value-type="float">
            <text:p>237</text:p>
          </table:table-cell>
          <table:table-cell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5]*[.G5]" office:value-type="float" office:value="159.333333333333" calcext:value-type="float">
            <text:p>159</text:p>
          </table:table-cell>
          <table:table-cell table:formula="of:=[.I4]-16" office:value-type="float" office:value="239" calcext:value-type="float">
            <text:p>239</text:p>
          </table:table-cell>
          <table:table-cell table:formula="of:=IF([.F5];[.E5];[.H5])" office:value-type="float" office:value="236.901639344262" calcext:value-type="float">
            <text:p>237</text:p>
          </table:table-cell>
          <table:table-cell table:formula="of:=MAX(IF([.F5];[.J5];[.J5]-[.$I$2]);0)" office:value-type="float" office:value="236.901639344262" calcext:value-type="float">
            <text:p>237</text:p>
          </table:table-cell>
          <table:table-cell table:formula="of:=[.I5]-[.J5]" office:value-type="float" office:value="2.09836065573771" calcext:value-type="float">
            <text:p>2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6]-[.$F$2]" office:value-type="float" office:value="151" calcext:value-type="float">
            <text:p>151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6]*[.B6]/[.C6]" office:value-type="float" office:value="170.803278688525" calcext:value-type="float">
            <text:p>170.803278688525</text:p>
          </table:table-cell>
          <table:table-cell table:formula="of:=([.D6]+[.$B$2])" office:value-type="float" office:value="218.803278688525" calcext:value-type="float">
            <text:p>219</text:p>
          </table:table-cell>
          <table:table-cell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6]*[.G6]" office:value-type="float" office:value="148.666666666667" calcext:value-type="float">
            <text:p>149</text:p>
          </table:table-cell>
          <table:table-cell table:formula="of:=[.I5]-16" office:value-type="float" office:value="223" calcext:value-type="float">
            <text:p>223</text:p>
          </table:table-cell>
          <table:table-cell table:formula="of:=IF([.F6];[.E6];[.H6])" office:value-type="float" office:value="218.803278688525" calcext:value-type="float">
            <text:p>219</text:p>
          </table:table-cell>
          <table:table-cell table:formula="of:=MAX(IF([.F6];[.J6];[.J6]-[.$I$2]);0)" office:value-type="float" office:value="218.803278688525" calcext:value-type="float">
            <text:p>219</text:p>
          </table:table-cell>
          <table:table-cell table:formula="of:=[.I6]-[.J6]" office:value-type="float" office:value="4.19672131147541" calcext:value-type="float">
            <text:p>4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7]-[.$F$2]" office:value-type="float" office:value="135" calcext:value-type="float">
            <text:p>135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7]*[.B7]/[.C7]" office:value-type="float" office:value="152.704918032787" calcext:value-type="float">
            <text:p>152.704918032787</text:p>
          </table:table-cell>
          <table:table-cell table:formula="of:=([.D7]+[.$B$2])" office:value-type="float" office:value="200.704918032787" calcext:value-type="float">
            <text:p>201</text:p>
          </table:table-cell>
          <table:table-cell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7]*[.G7]" office:value-type="float" office:value="138" calcext:value-type="float">
            <text:p>138</text:p>
          </table:table-cell>
          <table:table-cell table:formula="of:=[.I6]-16" office:value-type="float" office:value="207" calcext:value-type="float">
            <text:p>207</text:p>
          </table:table-cell>
          <table:table-cell table:formula="of:=IF([.F7];[.E7];[.H7])" office:value-type="float" office:value="200.704918032787" calcext:value-type="float">
            <text:p>201</text:p>
          </table:table-cell>
          <table:table-cell table:formula="of:=MAX(IF([.F7];[.J7];[.J7]-[.$I$2]);0)" office:value-type="float" office:value="200.704918032787" calcext:value-type="float">
            <text:p>201</text:p>
          </table:table-cell>
          <table:table-cell table:formula="of:=[.I7]-[.J7]" office:value-type="float" office:value="6.29508196721312" calcext:value-type="float">
            <text:p>6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8]-[.$F$2]" office:value-type="float" office:value="119" calcext:value-type="float">
            <text:p>119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8]*[.B8]/[.C8]" office:value-type="float" office:value="134.606557377049" calcext:value-type="float">
            <text:p>134.606557377049</text:p>
          </table:table-cell>
          <table:table-cell table:formula="of:=([.D8]+[.$B$2])" office:value-type="float" office:value="182.606557377049" calcext:value-type="float">
            <text:p>183</text:p>
          </table:table-cell>
          <table:table-cell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8]*[.G8]" office:value-type="float" office:value="127.333333333333" calcext:value-type="float">
            <text:p>127</text:p>
          </table:table-cell>
          <table:table-cell table:formula="of:=[.I7]-16" office:value-type="float" office:value="191" calcext:value-type="float">
            <text:p>191</text:p>
          </table:table-cell>
          <table:table-cell table:formula="of:=IF([.F8];[.E8];[.H8])" office:value-type="float" office:value="182.606557377049" calcext:value-type="float">
            <text:p>183</text:p>
          </table:table-cell>
          <table:table-cell table:formula="of:=MAX(IF([.F8];[.J8];[.J8]-[.$I$2]);0)" office:value-type="float" office:value="182.606557377049" calcext:value-type="float">
            <text:p>183</text:p>
          </table:table-cell>
          <table:table-cell table:formula="of:=[.I8]-[.J8]" office:value-type="float" office:value="8.39344262295083" calcext:value-type="float">
            <text:p>8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9]-[.$F$2]" office:value-type="float" office:value="103" calcext:value-type="float">
            <text:p>103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9]*[.B9]/[.C9]" office:value-type="float" office:value="116.508196721311" calcext:value-type="float">
            <text:p>116.508196721311</text:p>
          </table:table-cell>
          <table:table-cell table:formula="of:=([.D9]+[.$B$2])" office:value-type="float" office:value="164.508196721312" calcext:value-type="float">
            <text:p>165</text:p>
          </table:table-cell>
          <table:table-cell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9]*[.G9]" office:value-type="float" office:value="116.666666666667" calcext:value-type="float">
            <text:p>117</text:p>
          </table:table-cell>
          <table:table-cell table:formula="of:=[.I8]-16" office:value-type="float" office:value="175" calcext:value-type="float">
            <text:p>175</text:p>
          </table:table-cell>
          <table:table-cell table:formula="of:=IF([.F9];[.E9];[.H9])" office:value-type="float" office:value="164.508196721312" calcext:value-type="float">
            <text:p>165</text:p>
          </table:table-cell>
          <table:table-cell table:formula="of:=MAX(IF([.F9];[.J9];[.J9]-[.$I$2]);0)" office:value-type="float" office:value="164.508196721312" calcext:value-type="float">
            <text:p>165</text:p>
          </table:table-cell>
          <table:table-cell table:formula="of:=[.I9]-[.J9]" office:value-type="float" office:value="10.4918032786885" calcext:value-type="float">
            <text:p>10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0]-[.$F$2]" office:value-type="float" office:value="87" calcext:value-type="float">
            <text:p>87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0]*[.B10]/[.C10]" office:value-type="float" office:value="98.4098360655738" calcext:value-type="float">
            <text:p>98.4098360655738</text:p>
          </table:table-cell>
          <table:table-cell table:formula="of:=([.D10]+[.$B$2])" office:value-type="float" office:value="146.409836065574" calcext:value-type="float">
            <text:p>146</text:p>
          </table:table-cell>
          <table:table-cell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0]*[.G10]" office:value-type="float" office:value="106" calcext:value-type="float">
            <text:p>106</text:p>
          </table:table-cell>
          <table:table-cell table:formula="of:=[.I9]-16" office:value-type="float" office:value="159" calcext:value-type="float">
            <text:p>159</text:p>
          </table:table-cell>
          <table:table-cell table:formula="of:=IF([.F10];[.E10];[.H10])" office:value-type="float" office:value="146.409836065574" calcext:value-type="float">
            <text:p>146</text:p>
          </table:table-cell>
          <table:table-cell table:formula="of:=MAX(IF([.F10];[.J10];[.J10]-[.$I$2]);0)" office:value-type="float" office:value="146.409836065574" calcext:value-type="float">
            <text:p>146</text:p>
          </table:table-cell>
          <table:table-cell table:formula="of:=[.I10]-[.J10]" office:value-type="float" office:value="12.5901639344262" calcext:value-type="float">
            <text:p>13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1]-[.$F$2]" office:value-type="float" office:value="71" calcext:value-type="float">
            <text:p>71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1]*[.B11]/[.C11]" office:value-type="float" office:value="80.3114754098361" calcext:value-type="float">
            <text:p>80.3114754098361</text:p>
          </table:table-cell>
          <table:table-cell table:formula="of:=([.D11]+[.$B$2])" office:value-type="float" office:value="128.311475409836" calcext:value-type="float">
            <text:p>128</text:p>
          </table:table-cell>
          <table:table-cell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1]*[.G11]" office:value-type="float" office:value="95.3333333333333" calcext:value-type="float">
            <text:p>95</text:p>
          </table:table-cell>
          <table:table-cell table:formula="of:=[.I10]-16" office:value-type="float" office:value="143" calcext:value-type="float">
            <text:p>143</text:p>
          </table:table-cell>
          <table:table-cell table:formula="of:=IF([.F11];[.E11];[.H11])" office:value-type="float" office:value="128.311475409836" calcext:value-type="float">
            <text:p>128</text:p>
          </table:table-cell>
          <table:table-cell table:formula="of:=MAX(IF([.F11];[.J11];[.J11]-[.$I$2]);0)" office:value-type="float" office:value="128.311475409836" calcext:value-type="float">
            <text:p>128</text:p>
          </table:table-cell>
          <table:table-cell table:formula="of:=[.I11]-[.J11]" office:value-type="float" office:value="14.6885245901639" calcext:value-type="float">
            <text:p>15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2]-[.$F$2]" office:value-type="float" office:value="55" calcext:value-type="float">
            <text:p>55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2]*[.B12]/[.C12]" office:value-type="float" office:value="62.2131147540984" calcext:value-type="float">
            <text:p>62.2131147540984</text:p>
          </table:table-cell>
          <table:table-cell table:formula="of:=([.D12]+[.$B$2])" office:value-type="float" office:value="110.213114754098" calcext:value-type="float">
            <text:p>110</text:p>
          </table:table-cell>
          <table:table-cell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2]*[.G12]" office:value-type="float" office:value="84.6666666666667" calcext:value-type="float">
            <text:p>85</text:p>
          </table:table-cell>
          <table:table-cell table:formula="of:=[.I11]-16" office:value-type="float" office:value="127" calcext:value-type="float">
            <text:p>127</text:p>
          </table:table-cell>
          <table:table-cell table:formula="of:=IF([.F12];[.E12];[.H12])" office:value-type="float" office:value="110.213114754098" calcext:value-type="float">
            <text:p>110</text:p>
          </table:table-cell>
          <table:table-cell table:formula="of:=MAX(IF([.F12];[.J12];[.J12]-[.$I$2]);0)" office:value-type="float" office:value="110.213114754098" calcext:value-type="float">
            <text:p>110</text:p>
          </table:table-cell>
          <table:table-cell table:formula="of:=[.I12]-[.J12]" office:value-type="float" office:value="16.7868852459016" calcext:value-type="float">
            <text:p>17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3]-[.$F$2]" office:value-type="float" office:value="39" calcext:value-type="float">
            <text:p>39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3]*[.B13]/[.C13]" office:value-type="float" office:value="44.1147540983607" calcext:value-type="float">
            <text:p>44.1147540983607</text:p>
          </table:table-cell>
          <table:table-cell table:formula="of:=([.D13]+[.$B$2])" office:value-type="float" office:value="92.1147540983607" calcext:value-type="float">
            <text:p>92</text:p>
          </table:table-cell>
          <table:table-cell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3]*[.G13]" office:value-type="float" office:value="74" calcext:value-type="float">
            <text:p>74</text:p>
          </table:table-cell>
          <table:table-cell table:formula="of:=[.I12]-16" office:value-type="float" office:value="111" calcext:value-type="float">
            <text:p>111</text:p>
          </table:table-cell>
          <table:table-cell table:formula="of:=IF([.F13];[.E13];[.H13])" office:value-type="float" office:value="92.1147540983607" calcext:value-type="float">
            <text:p>92</text:p>
          </table:table-cell>
          <table:table-cell table:formula="of:=MAX(IF([.F13];[.J13];[.J13]-[.$I$2]);0)" office:value-type="float" office:value="92.1147540983607" calcext:value-type="float">
            <text:p>92</text:p>
          </table:table-cell>
          <table:table-cell table:formula="of:=[.I13]-[.J13]" office:value-type="float" office:value="18.8852459016393" calcext:value-type="float">
            <text:p>19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4]-[.$F$2]" office:value-type="float" office:value="23" calcext:value-type="float">
            <text:p>23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4]*[.B14]/[.C14]" office:value-type="float" office:value="26.016393442623" calcext:value-type="float">
            <text:p>26.016393442623</text:p>
          </table:table-cell>
          <table:table-cell table:formula="of:=([.D14]+[.$B$2])" office:value-type="float" office:value="74.016393442623" calcext:value-type="float">
            <text:p>74</text:p>
          </table:table-cell>
          <table:table-cell table:formula="of:=[.I14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4]*[.G14]" office:value-type="float" office:value="63.3333333333333" calcext:value-type="float">
            <text:p>63</text:p>
          </table:table-cell>
          <table:table-cell table:formula="of:=[.I13]-16" office:value-type="float" office:value="95" calcext:value-type="float">
            <text:p>95</text:p>
          </table:table-cell>
          <table:table-cell table:formula="of:=IF([.F14];[.E14];[.H14])" office:value-type="float" office:value="74.016393442623" calcext:value-type="float">
            <text:p>74</text:p>
          </table:table-cell>
          <table:table-cell table:formula="of:=MAX(IF([.F14];[.J14];[.J14]-[.$I$2]);0)" office:value-type="float" office:value="74.016393442623" calcext:value-type="float">
            <text:p>74</text:p>
          </table:table-cell>
          <table:table-cell table:formula="of:=[.I14]-[.J14]" office:value-type="float" office:value="20.983606557377" calcext:value-type="float">
            <text:p>21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5]-[.$F$2]" office:value-type="float" office:value="7" calcext:value-type="float">
            <text:p>7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5]*[.B15]/[.C15]" office:value-type="float" office:value="7.91803278688525" calcext:value-type="float">
            <text:p>7.91803278688525</text:p>
          </table:table-cell>
          <table:table-cell table:formula="of:=([.D15]+[.$B$2])" office:value-type="float" office:value="55.9180327868853" calcext:value-type="float">
            <text:p>56</text:p>
          </table:table-cell>
          <table:table-cell table:formula="of:=[.I15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5]*[.G15]" office:value-type="float" office:value="52.6666666666667" calcext:value-type="float">
            <text:p>53</text:p>
          </table:table-cell>
          <table:table-cell table:formula="of:=[.I14]-16" office:value-type="float" office:value="79" calcext:value-type="float">
            <text:p>79</text:p>
          </table:table-cell>
          <table:table-cell table:formula="of:=IF([.F15];[.E15];[.H15])" office:value-type="float" office:value="55.9180327868853" calcext:value-type="float">
            <text:p>56</text:p>
          </table:table-cell>
          <table:table-cell table:formula="of:=MAX(IF([.F15];[.J15];[.J15]-[.$I$2]);0)" office:value-type="float" office:value="55.9180327868853" calcext:value-type="float">
            <text:p>56</text:p>
          </table:table-cell>
          <table:table-cell table:formula="of:=[.I15]-[.J15]" office:value-type="float" office:value="23.0819672131148" calcext:value-type="float">
            <text:p>23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6]-[.$F$2]" office:value-type="float" office:value="-9" calcext:value-type="float">
            <text:p>-9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6]*[.B16]/[.C16]" office:value-type="float" office:value="-10.1803278688525" calcext:value-type="float">
            <text:p>-10.1803278688525</text:p>
          </table:table-cell>
          <table:table-cell table:formula="of:=([.D16]+[.$B$2])" office:value-type="float" office:value="37.8196721311475" calcext:value-type="float">
            <text:p>38</text:p>
          </table:table-cell>
          <table:table-cell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6]*[.G16]" office:value-type="float" office:value="42" calcext:value-type="float">
            <text:p>42</text:p>
          </table:table-cell>
          <table:table-cell table:formula="of:=[.I15]-16" office:value-type="float" office:value="63" calcext:value-type="float">
            <text:p>63</text:p>
          </table:table-cell>
          <table:table-cell table:formula="of:=IF([.F16];[.E16];[.H16])" office:value-type="float" office:value="42" calcext:value-type="float">
            <text:p>42</text:p>
          </table:table-cell>
          <table:table-cell table:formula="of:=MAX(IF([.F16];[.J16];[.J16]-[.$I$2]);0)" office:value-type="float" office:value="32" calcext:value-type="float">
            <text:p>32</text:p>
          </table:table-cell>
          <table:table-cell table:formula="of:=[.I16]-[.J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7]-[.$F$2]" office:value-type="float" office:value="-25" calcext:value-type="float">
            <text:p>-25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7]*[.B17]/[.C17]" office:value-type="float" office:value="-28.2786885245902" calcext:value-type="float">
            <text:p>-28.2786885245902</text:p>
          </table:table-cell>
          <table:table-cell table:formula="of:=([.D17]+[.$B$2])" office:value-type="float" office:value="19.7213114754098" calcext:value-type="float">
            <text:p>20</text:p>
          </table:table-cell>
          <table:table-cell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7]*[.G17]" office:value-type="float" office:value="31.3333333333333" calcext:value-type="float">
            <text:p>31</text:p>
          </table:table-cell>
          <table:table-cell table:formula="of:=[.I16]-16" office:value-type="float" office:value="47" calcext:value-type="float">
            <text:p>47</text:p>
          </table:table-cell>
          <table:table-cell table:formula="of:=IF([.F17];[.E17];[.H17])" office:value-type="float" office:value="31.3333333333333" calcext:value-type="float">
            <text:p>31</text:p>
          </table:table-cell>
          <table:table-cell table:formula="of:=MAX(IF([.F17];[.J17];[.J17]-[.$I$2]);0)" office:value-type="float" office:value="21.3333333333333" calcext:value-type="float">
            <text:p>21</text:p>
          </table:table-cell>
          <table:table-cell table:formula="of:=[.I17]-[.J17]" office:value-type="float" office:value="15.6666666666667" calcext:value-type="float">
            <text:p>16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8]-[.$F$2]" office:value-type="float" office:value="-41" calcext:value-type="float">
            <text:p>-41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8]*[.B18]/[.C18]" office:value-type="float" office:value="-46.3770491803279" calcext:value-type="float">
            <text:p>-46.3770491803279</text:p>
          </table:table-cell>
          <table:table-cell table:formula="of:=([.D18]+[.$B$2])" office:value-type="float" office:value="1.62295081967213" calcext:value-type="float">
            <text:p>2</text:p>
          </table:table-cell>
          <table:table-cell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8]*[.G18]" office:value-type="float" office:value="20.6666666666667" calcext:value-type="float">
            <text:p>21</text:p>
          </table:table-cell>
          <table:table-cell table:formula="of:=[.I17]-16" office:value-type="float" office:value="31" calcext:value-type="float">
            <text:p>31</text:p>
          </table:table-cell>
          <table:table-cell table:formula="of:=IF([.F18];[.E18];[.H18])" office:value-type="float" office:value="20.6666666666667" calcext:value-type="float">
            <text:p>21</text:p>
          </table:table-cell>
          <table:table-cell table:formula="of:=MAX(IF([.F18];[.J18];[.J18]-[.$I$2]);0)" office:value-type="float" office:value="10.6666666666667" calcext:value-type="float">
            <text:p>11</text:p>
          </table:table-cell>
          <table:table-cell table:formula="of:=[.I18]-[.J18]" office:value-type="float" office:value="10.3333333333333" calcext:value-type="float">
            <text:p>10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19]-[.$F$2]" office:value-type="float" office:value="-57" calcext:value-type="float">
            <text:p>-57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19]*[.B19]/[.C19]" office:value-type="float" office:value="-64.4754098360656" calcext:value-type="float">
            <text:p>-64.4754098360656</text:p>
          </table:table-cell>
          <table:table-cell table:formula="of:=([.D19]+[.$B$2])" office:value-type="float" office:value="-16.4754098360656" calcext:value-type="float">
            <text:p>-16</text:p>
          </table:table-cell>
          <table:table-cell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19]*[.G19]" office:value-type="float" office:value="10" calcext:value-type="float">
            <text:p>10</text:p>
          </table:table-cell>
          <table:table-cell table:formula="of:=[.I18]-16" office:value-type="float" office:value="15" calcext:value-type="float">
            <text:p>15</text:p>
          </table:table-cell>
          <table:table-cell table:formula="of:=IF([.F19];[.E19];[.H19])" office:value-type="float" office:value="10" calcext:value-type="float">
            <text:p>10</text:p>
          </table:table-cell>
          <table:table-cell table:formula="of:=MAX(IF([.F19];[.J19];[.J19]-[.$I$2]);0)" office:value-type="float" office:value="0" calcext:value-type="float">
            <text:p>0</text:p>
          </table:table-cell>
          <table:table-cell table:formula="of:=[.I19]-[.J1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20]-[.$F$2]" office:value-type="float" office:value="-72" calcext:value-type="float">
            <text:p>-72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20]*[.B20]/[.C20]" office:value-type="float" office:value="-81.4426229508197" calcext:value-type="float">
            <text:p>-81.4426229508197</text:p>
          </table:table-cell>
          <table:table-cell table:formula="of:=([.D20]+[.$B$2])" office:value-type="float" office:value="-33.4426229508197" calcext:value-type="float">
            <text:p>-33</text:p>
          </table:table-cell>
          <table:table-cell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20]*[.G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F20];[.E20];[.H20])" office:value-type="float" office:value="0" calcext:value-type="float">
            <text:p>0</text:p>
          </table:table-cell>
          <table:table-cell table:formula="of:=MAX(IF([.F20];[.J20];[.J20]-[.$I$2]);0)" office:value-type="float" office:value="0" calcext:value-type="float">
            <text:p>0</text:p>
          </table:table-cell>
          <table:table-cell table:formula="of:=[.I20]-[.J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(255 - [.$B$2])" office:value-type="float" office:value="207" calcext:value-type="float">
            <text:p>207</text:p>
          </table:table-cell>
          <table:table-cell table:formula="of:=[.I21]-[.$F$2]" office:value-type="float" office:value="72" calcext:value-type="float">
            <text:p>72</text:p>
          </table:table-cell>
          <table:table-cell table:formula="of:=255 - [.$F$2]" office:value-type="float" office:value="183" calcext:value-type="float">
            <text:p>183</text:p>
          </table:table-cell>
          <table:table-cell table:formula="of:=[.A21]*[.B21]/[.C21]" office:value-type="float" office:value="81.4426229508197" calcext:value-type="float">
            <text:p>81.4426229508197</text:p>
          </table:table-cell>
          <table:table-cell table:formula="of:=([.D21]+[.$B$2])" office:value-type="float" office:value="129.44262295082" calcext:value-type="float">
            <text:p>129</text:p>
          </table:table-cell>
          <table:table-cell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666666666666667" calcext:value-type="float">
            <text:p>0.666666666666667</text:p>
          </table:table-cell>
          <table:table-cell table:formula="of:=[.I21]*[.G21]"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formula="of:=IF([.F21];[.E21];[.H21])" office:value-type="float" office:value="129.44262295082" calcext:value-type="float">
            <text:p>129</text:p>
          </table:table-cell>
          <table:table-cell table:formula="of:=MAX(IF([.F21];[.J21];[.J21]-[.$I$2]);0)" office:value-type="float" office:value="129.44262295082" calcext:value-type="float">
            <text:p>129</text:p>
          </table:table-cell>
          <table:table-cell table:formula="of:=[.I21]-[.J21]" office:value-type="float" office:value="14.5573770491803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BF = Brightness Favtor (v in above graph)</text:p>
          </table:table-cell>
          <table:table-cell table:style-name="ce8"/>
          <table:table-cell table:number-columns-repeated="2"/>
          <table:table-cell table:style-name="ce1"/>
          <table:table-cell/>
          <table:table-cell table:style-name="ce13" office:value-type="string" calcext:value-type="string">
            <text:p>Adjust the red numbers above</text:p>
          </table:table-cell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CP = Curve Point (t in above graph)</text:p>
          </table:table-cell>
          <table:table-cell table:style-name="ce8"/>
          <table:table-cell table:number-columns-repeated="2"/>
          <table:table-cell table:style-name="ce1"/>
          <table:table-cell/>
          <table:table-cell table:style-name="ce1" office:value-type="string" calcext:value-type="string">
            <text:p>Total sector light will be adjusted from the In column, and will be replaced with the Out+ column</text:p>
          </table:table-cell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btract = Parabolic Adustment</text:p>
          </table:table-cell>
          <table:table-cell table:style-name="ce8"/>
          <table:table-cell table:number-columns-repeated="2"/>
          <table:table-cell table:style-name="ce1"/>
          <table:table-cell/>
          <table:table-cell table:style-name="ce1" office:value-type="string" calcext:value-type="string">
            <text:p>The Diff shows how much light level was adjusted</text:p>
          </table:table-cell>
          <table:table-cell table:style-name="ce1" table:number-columns-repeated="4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8"/>
        </table:table-row>
        <table:table-row table:style-name="ro1" table:number-rows-repeated="9">
          <table:table-cell table:style-name="Default" table:number-columns-repeated="2"/>
          <table:table-cell table:style-name="ce3"/>
          <table:table-cell table:style-name="Default"/>
          <table:table-cell table:style-name="ce4"/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ce3"/>
          <table:table-cell table:style-name="Default"/>
          <table:table-cell table:style-name="ce4"/>
          <table:table-cell table:style-name="Default" table:number-columns-repeated="15"/>
        </table:table-row>
      </table:table>
      <table:table table:name="Divide" table:style-name="ta1" table:protected="true">
        <loext:table-protection loext:select-protected-cells="true" loext:select-unprotected-cells="true"/>
        <table:shapes>
          <draw:frame draw:z-index="0" draw:style-name="gr1" draw:text-style-name="P1" svg:width="15.987cm" svg:height="8.995cm" svg:x="9.086cm" svg:y="1.409cm">
            <draw:object draw:notify-on-update-of-ranges="Divide.A1:Divide.A1 Divide.A2:Divide.A18 Divide.B1:Divide.B1 Divide.B2:Divide.B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number-columns-repeated="2" table:default-cell-style-name="ce16"/>
        <table:table-column table:style-name="co10" table:default-cell-style-name="ce17"/>
        <table:table-column table:style-name="co10" table:number-columns-repeated="3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8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Multiplier</text:p>
          </table:table-cell>
          <table:table-cell table:style-name="ce12" office:value-type="string" calcext:value-type="string">
            <text:p>Addition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ROUND([.A2]/[.$E$2])-[.$F$2];0)" office:value-type="float" office:value="128" calcext:value-type="float">
            <text:p>128</text:p>
          </table:table-cell>
          <table:table-cell table:formula="of:=[.A2]-[.B2]" office:value-type="float" office:value="127" calcext:value-type="float">
            <text:p>1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ROUND([.A3]/[.$E$2])-[.$F$2];0)" office:value-type="float" office:value="120" calcext:value-type="float">
            <text:p>120</text:p>
          </table:table-cell>
          <table:table-cell table:formula="of:=[.A3]-[.B3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ROUND([.A4]/[.$E$2])-[.$F$2];0)" office:value-type="float" office:value="112" calcext:value-type="float">
            <text:p>112</text:p>
          </table:table-cell>
          <table:table-cell table:formula="of:=[.A4]-[.B4]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ROUND([.A5]/[.$E$2])-[.$F$2];0)" office:value-type="float" office:value="104" calcext:value-type="float">
            <text:p>104</text:p>
          </table:table-cell>
          <table:table-cell table:formula="of:=[.A5]-[.B5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ROUND([.A6]/[.$E$2])-[.$F$2];0)" office:value-type="float" office:value="96" calcext:value-type="float">
            <text:p>96</text:p>
          </table:table-cell>
          <table:table-cell table:formula="of:=[.A6]-[.B6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ROUND([.A7]/[.$E$2])-[.$F$2];0)" office:value-type="float" office:value="88" calcext:value-type="float">
            <text:p>88</text:p>
          </table:table-cell>
          <table:table-cell table:formula="of:=[.A7]-[.B7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ROUND([.A8]/[.$E$2])-[.$F$2];0)" office:value-type="float" office:value="80" calcext:value-type="float">
            <text:p>80</text:p>
          </table:table-cell>
          <table:table-cell table:formula="of:=[.A8]-[.B8]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ROUND([.A9]/[.$E$2])-[.$F$2];0)" office:value-type="float" office:value="72" calcext:value-type="float">
            <text:p>72</text:p>
          </table:table-cell>
          <table:table-cell table:formula="of:=[.A9]-[.B9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ROUND([.A10]/[.$E$2])-[.$F$2];0)" office:value-type="float" office:value="64" calcext:value-type="float">
            <text:p>64</text:p>
          </table:table-cell>
          <table:table-cell table:formula="of:=[.A10]-[.B10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ROUND([.A11]/[.$E$2])-[.$F$2];0)" office:value-type="float" office:value="56" calcext:value-type="float">
            <text:p>56</text:p>
          </table:table-cell>
          <table:table-cell table:formula="of:=[.A11]-[.B1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ROUND([.A12]/[.$E$2])-[.$F$2];0)" office:value-type="float" office:value="48" calcext:value-type="float">
            <text:p>48</text:p>
          </table:table-cell>
          <table:table-cell table:formula="of:=[.A12]-[.B12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ROUND([.A13]/[.$E$2])-[.$F$2];0)" office:value-type="float" office:value="40" calcext:value-type="float">
            <text:p>40</text:p>
          </table:table-cell>
          <table:table-cell table:formula="of:=[.A13]-[.B13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ROUND([.A14]/[.$E$2])-[.$F$2];0)" office:value-type="float" office:value="32" calcext:value-type="float">
            <text:p>32</text:p>
          </table:table-cell>
          <table:table-cell table:formula="of:=[.A14]-[.B14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ROUND([.A15]/[.$E$2])-[.$F$2];0)" office:value-type="float" office:value="24" calcext:value-type="float">
            <text:p>24</text:p>
          </table:table-cell>
          <table:table-cell table:formula="of:=[.A15]-[.B15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ROUND([.A16]/[.$E$2])-[.$F$2];0)" office:value-type="float" office:value="16" calcext:value-type="float">
            <text:p>16</text:p>
          </table:table-cell>
          <table:table-cell table:formula="of:=[.A16]-[.B1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ROUND([.A17]/[.$E$2])-[.$F$2];0)" office:value-type="float" office:value="8" calcext:value-type="float">
            <text:p>8</text:p>
          </table:table-cell>
          <table:table-cell table:formula="of:=[.A17]-[.B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ROUND([.A18]/[.$E$2])-[.$F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Linear" table:style-name="ta1" table:protected="true">
        <loext:table-protection loext:select-protected-cells="true" loext:select-unprotected-cells="true"/>
        <table:shapes>
          <draw:frame draw:z-index="0" draw:style-name="gr1" draw:text-style-name="P1" svg:width="15.986cm" svg:height="8.995cm" svg:x="9.068cm" svg:y="1.427cm">
            <draw:object draw:notify-on-update-of-ranges="Linear.A1:Linear.A1 Linear.A2:Linear.A18 Linear.B1:Linear.B1 Linear.B2:Linear.B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number-columns-repeated="3" table:default-cell-style-name="ce16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20" calcext:value-type="float">
            <text:p>220</text:p>
          </table:table-cell>
          <table:table-cell table:formula="of:=[.A2]-[.B2]" office:value-type="float" office:value="35" calcext:value-type="float">
            <text:p>35</text:p>
          </table:table-cell>
          <table:table-cell/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204" calcext:value-type="float">
            <text:p>204</text:p>
          </table:table-cell>
          <table:table-cell table:formula="of:=[.A3]-[.B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188" calcext:value-type="float">
            <text:p>188</text:p>
          </table:table-cell>
          <table:table-cell table:formula="of:=[.A4]-[.B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72" calcext:value-type="float">
            <text:p>172</text:p>
          </table:table-cell>
          <table:table-cell table:formula="of:=[.A5]-[.B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56" calcext:value-type="float">
            <text:p>156</text:p>
          </table:table-cell>
          <table:table-cell table:formula="of:=[.A6]-[.B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40" calcext:value-type="float">
            <text:p>140</text:p>
          </table:table-cell>
          <table:table-cell table:formula="of:=[.A7]-[.B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24" calcext:value-type="float">
            <text:p>124</text:p>
          </table:table-cell>
          <table:table-cell table:formula="of:=[.A8]-[.B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108" calcext:value-type="float">
            <text:p>108</text:p>
          </table:table-cell>
          <table:table-cell table:formula="of:=[.A9]-[.B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92" calcext:value-type="float">
            <text:p>92</text:p>
          </table:table-cell>
          <table:table-cell table:formula="of:=[.A10]-[.B1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76" calcext:value-type="float">
            <text:p>76</text:p>
          </table:table-cell>
          <table:table-cell table:formula="of:=[.A11]-[.B1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60" calcext:value-type="float">
            <text:p>60</text:p>
          </table:table-cell>
          <table:table-cell table:formula="of:=[.A12]-[.B1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44" calcext:value-type="float">
            <text:p>44</text:p>
          </table:table-cell>
          <table:table-cell table:formula="of:=[.A13]-[.B1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28" calcext:value-type="float">
            <text:p>28</text:p>
          </table:table-cell>
          <table:table-cell table:formula="of:=[.A14]-[.B1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12" calcext:value-type="float">
            <text:p>12</text:p>
          </table:table-cell>
          <table:table-cell table:formula="of:=[.A15]-[.B1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Proportional" table:style-name="ta1" table:protected="true">
        <loext:table-protection loext:select-protected-cells="true" loext:select-unprotected-cells="true"/>
        <table:shapes>
          <draw:frame draw:z-index="0" draw:style-name="gr1" draw:text-style-name="P1" svg:width="15.987cm" svg:height="8.995cm" svg:x="9.104cm" svg:y="1.409cm">
            <draw:object draw:notify-on-update-of-ranges="Proportional.A1:Proportional.A1 Proportional.A2:Proportional.A18 Proportional.B1:Proportional.B1 Proportional.B2:Proportional.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16"/>
        <table:table-column table:style-name="co10" table:default-cell-style-name="ce17"/>
        <table:table-column table:style-name="co10" table:default-cell-style-name="ce16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Proporti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ROUND([.A2]-(255-[.A2])*[.$E$2]);0)" office:value-type="float" office:value="255" calcext:value-type="float">
            <text:p>255</text:p>
          </table:table-cell>
          <table:table-cell table:formula="of:=[.A2]-[.B2]" office:value-type="float" office:value="0" calcext:value-type="float">
            <text:p>0</text:p>
          </table:table-cell>
          <table:table-cell/>
          <table:table-cell table:style-name="ce7" office:value-type="float" office:value="0.2" calcext:value-type="float">
            <text:p>0.2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ROUND([.A3]-(255-[.A3])*[.$E$2]);0)" office:value-type="float" office:value="236" calcext:value-type="float">
            <text:p>236</text:p>
          </table:table-cell>
          <table:table-cell table:formula="of:=[.A3]-[.B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ROUND([.A4]-(255-[.A4])*[.$E$2]);0)" office:value-type="float" office:value="217" calcext:value-type="float">
            <text:p>217</text:p>
          </table:table-cell>
          <table:table-cell table:formula="of:=[.A4]-[.B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ROUND([.A5]-(255-[.A5])*[.$E$2]);0)" office:value-type="float" office:value="197" calcext:value-type="float">
            <text:p>197</text:p>
          </table:table-cell>
          <table:table-cell table:formula="of:=[.A5]-[.B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ROUND([.A6]-(255-[.A6])*[.$E$2]);0)" office:value-type="float" office:value="178" calcext:value-type="float">
            <text:p>178</text:p>
          </table:table-cell>
          <table:table-cell table:formula="of:=[.A6]-[.B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ROUND([.A7]-(255-[.A7])*[.$E$2]);0)" office:value-type="float" office:value="159" calcext:value-type="float">
            <text:p>159</text:p>
          </table:table-cell>
          <table:table-cell table:formula="of:=[.A7]-[.B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ROUND([.A8]-(255-[.A8])*[.$E$2]);0)" office:value-type="float" office:value="140" calcext:value-type="float">
            <text:p>140</text:p>
          </table:table-cell>
          <table:table-cell table:formula="of:=[.A8]-[.B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ROUND([.A9]-(255-[.A9])*[.$E$2]);0)" office:value-type="float" office:value="121" calcext:value-type="float">
            <text:p>121</text:p>
          </table:table-cell>
          <table:table-cell table:formula="of:=[.A9]-[.B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ROUND([.A10]-(255-[.A10])*[.$E$2]);0)" office:value-type="float" office:value="101" calcext:value-type="float">
            <text:p>101</text:p>
          </table:table-cell>
          <table:table-cell table:formula="of:=[.A10]-[.B10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ROUND([.A11]-(255-[.A11])*[.$E$2]);0)" office:value-type="float" office:value="82" calcext:value-type="float">
            <text:p>82</text:p>
          </table:table-cell>
          <table:table-cell table:formula="of:=[.A11]-[.B11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ROUND([.A12]-(255-[.A12])*[.$E$2]);0)" office:value-type="float" office:value="63" calcext:value-type="float">
            <text:p>63</text:p>
          </table:table-cell>
          <table:table-cell table:formula="of:=[.A12]-[.B12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ROUND([.A13]-(255-[.A13])*[.$E$2]);0)" office:value-type="float" office:value="44" calcext:value-type="float">
            <text:p>44</text:p>
          </table:table-cell>
          <table:table-cell table:formula="of:=[.A13]-[.B1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ROUND([.A14]-(255-[.A14])*[.$E$2]);0)" office:value-type="float" office:value="25" calcext:value-type="float">
            <text:p>25</text:p>
          </table:table-cell>
          <table:table-cell table:formula="of:=[.A14]-[.B14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ROUND([.A15]-(255-[.A15])*[.$E$2]);0)" office:value-type="float" office:value="5" calcext:value-type="float">
            <text:p>5</text:p>
          </table:table-cell>
          <table:table-cell table:formula="of:=[.A15]-[.B15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ROUND([.A16]-(255-[.A16])*[.$E$2])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ROUND([.A17]-(255-[.A17])*[.$E$2])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ROUND([.A18]-(255-[.A18])*[.$E$2])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1:59:14.7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9T02:00:33.193830054</meta:creation-date>
    <dc:date>2022-05-16T22:52:13.078000000</dc:date>
    <meta:editing-duration>PT22H2M19S</meta:editing-duration>
    <meta:editing-cycles>74</meta:editing-cycles>
    <meta:generator>LibreOffice/7.2.2.2$Windows_X86_64 LibreOffice_project/02b2acce88a210515b4a5bb2e46cbfb63fe97d56</meta:generator>
    <meta:document-statistic meta:table-count="4" meta:cell-count="41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93cm" svg:y="3.709cm" style:legend-expansion="high" chart:style-name="ch2"/>
        <chart:plot-area chart:style-name="ch3" table:cell-range-address="Parabola.I3:Parabola.K20" chart:data-source-has-labels="both" svg:x="0.32cm" svg:y="0.18cm" svg:width="13.853cm" svg:height="8.653cm">
          <chart:coordinate-region svg:x="1.127cm" svg:y="0.38cm" svg:width="12.952cm" svg:height="7.806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55">
                <text:p>255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6.901639344262">
                <text:p>236.901639344262</text:p>
              </table:table-cell>
              <table:table-cell office:value-type="float" office:value="236.901639344262">
                <text:p>236.90163934426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18.803278688525">
                <text:p>218.803278688525</text:p>
              </table:table-cell>
              <table:table-cell office:value-type="float" office:value="218.803278688525">
                <text:p>218.80327868852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0.704918032787">
                <text:p>200.704918032787</text:p>
              </table:table-cell>
              <table:table-cell office:value-type="float" office:value="200.704918032787">
                <text:p>200.70491803278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82.606557377049">
                <text:p>182.606557377049</text:p>
              </table:table-cell>
              <table:table-cell office:value-type="float" office:value="182.606557377049">
                <text:p>182.606557377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64.508196721312">
                <text:p>164.508196721312</text:p>
              </table:table-cell>
              <table:table-cell office:value-type="float" office:value="164.508196721312">
                <text:p>164.5081967213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46.409836065574">
                <text:p>146.409836065574</text:p>
              </table:table-cell>
              <table:table-cell office:value-type="float" office:value="146.409836065574">
                <text:p>146.4098360655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28.311475409836">
                <text:p>128.311475409836</text:p>
              </table:table-cell>
              <table:table-cell office:value-type="float" office:value="128.311475409836">
                <text:p>128.3114754098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0.213114754098">
                <text:p>110.213114754098</text:p>
              </table:table-cell>
              <table:table-cell office:value-type="float" office:value="110.213114754098">
                <text:p>110.2131147540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2.1147540983607">
                <text:p>92.1147540983607</text:p>
              </table:table-cell>
              <table:table-cell office:value-type="float" office:value="92.1147540983607">
                <text:p>92.11475409836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4.016393442623">
                <text:p>74.016393442623</text:p>
              </table:table-cell>
              <table:table-cell office:value-type="float" office:value="74.016393442623">
                <text:p>74.0163934426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5.9180327868853">
                <text:p>55.9180327868853</text:p>
              </table:table-cell>
              <table:table-cell office:value-type="float" office:value="55.9180327868853">
                <text:p>55.91803278688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4.088cm" svg:y="3.95cm" style:legend-expansion="high" chart:style-name="ch2"/>
        <chart:plot-area chart:style-name="ch3" table:cell-range-address="Proportional.A1:Proportional.B18" chart:data-source-has-labels="row" svg:x="0.319cm" svg:y="0.179cm" svg:width="13.45cm" svg:height="8.638cm">
          <chart:coordinate-region svg:x="1.126cm" svg:y="0.379cm" svg:width="12.45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portional.A2:Proportional.A18" chart:label-cell-address="Proportional.A1:Proportional.A1" chart:class="chart:line">
            <chart:data-point chart:repeated="17"/>
          </chart:series>
          <chart:series chart:style-name="ch7" chart:values-cell-range-address="Proportional.B2:Proportional.B18" chart:label-cell-address="Proportional.B1:Proportional.B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</text:p>
                <draw:g>
                  <svg:desc>Proportional.A1:Proportional.A1</svg:desc>
                </draw:g>
              </table:table-cell>
              <table:table-cell office:value-type="string">
                <text:p>Out</text:p>
                <draw:g>
                  <svg:desc>Proportional.B1:Proportion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Proportional.A2:Proportional.A18</svg:desc>
                </draw:g>
              </table:table-cell>
              <table:table-cell office:value-type="float" office:value="255">
                <text:p>255</text:p>
                <draw:g>
                  <svg:desc>Proportional.B2:Proportional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">
                <text:p>2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4.088cm" svg:y="3.95cm" style:legend-expansion="high" chart:style-name="ch2"/>
        <chart:plot-area chart:style-name="ch3" table:cell-range-address="Divide.A1:Divide.B18" chart:data-source-has-labels="row" svg:x="0.319cm" svg:y="0.179cm" svg:width="13.45cm" svg:height="8.638cm">
          <chart:coordinate-region svg:x="1.126cm" svg:y="0.379cm" svg:width="12.45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vide.A2:Divide.A18" chart:label-cell-address="Divide.A1:Divide.A1" chart:class="chart:line">
            <chart:data-point chart:repeated="17"/>
          </chart:series>
          <chart:series chart:style-name="ch7" chart:values-cell-range-address="Divide.B2:Divide.B18" chart:label-cell-address="Divide.B1:Divide.B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</text:p>
                <draw:g>
                  <svg:desc>Divide.A1:Divide.A1</svg:desc>
                </draw:g>
              </table:table-cell>
              <table:table-cell office:value-type="string">
                <text:p>Out</text:p>
                <draw:g>
                  <svg:desc>Divide.B1:Divid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Divide.A2:Divide.A18</svg:desc>
                </draw:g>
              </table:table-cell>
              <table:table-cell office:value-type="float" office:value="128">
                <text:p>128</text:p>
                <draw:g>
                  <svg:desc>Divide.B2:Divide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">
                <text:p>2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">
                <text:p>1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6cm" xlink:href=".." xlink:type="simple" chart:class="chart:line" chart:style-name="ch1">
        <chart:legend chart:legend-position="end" svg:x="14.087cm" svg:y="3.95cm" style:legend-expansion="high" chart:style-name="ch2"/>
        <chart:plot-area chart:style-name="ch3" table:cell-range-address="Linear.A1:Linear.B18" chart:data-source-has-labels="row" svg:x="0.319cm" svg:y="0.179cm" svg:width="13.449cm" svg:height="8.638cm">
          <chart:coordinate-region svg:x="1.126cm" svg:y="0.379cm" svg:width="12.455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ear.A2:Linear.A18" chart:label-cell-address="Linear.A1:Linear.A1" chart:class="chart:line">
            <chart:data-point chart:repeated="17"/>
          </chart:series>
          <chart:series chart:style-name="ch7" chart:values-cell-range-address="Linear.B2:Linear.B18" chart:label-cell-address="Linear.B1:Linear.B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</text:p>
                <draw:g>
                  <svg:desc>Linear.A1:Linear.A1</svg:desc>
                </draw:g>
              </table:table-cell>
              <table:table-cell office:value-type="string">
                <text:p>Out</text:p>
                <draw:g>
                  <svg:desc>Linear.B1:Linea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Linear.A2:Linear.A18</svg:desc>
                </draw:g>
              </table:table-cell>
              <table:table-cell office:value-type="float" office:value="220">
                <text:p>220</text:p>
                <draw:g>
                  <svg:desc>Linear.B2:Linear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">
                <text:p>2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">
                <text:p>1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